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2.118cm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5.3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3.179cm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4.0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3.7cm" svg:height="1.5cm" svg:x="10.3cm" svg:y="2cm">
          <text:p text:style-name="P1">wypadek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3cm" svg:height="1.5cm" svg:x="1cm" svg:y="8.7cm">
          <text:p text:style-name="P1">wypadek komunikacyjny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841cm" svg:y1="3.281cm" svg:x2="5.15cm" svg:y2="8.7cm" draw:start-shape="id1" draw:start-glue-point="7" draw:end-shape="id2" draw:end-glue-point="4" svg:d="M10841 3281l-5691 5419" svg:viewBox="0 0 5692 5420">
          <text:p text:style-name="P1">hyponymy</text:p>
        </draw:connector>
        <draw:custom-shape draw:style-name="gr1" draw:text-style-name="P1" xml:id="id3" draw:id="id3" draw:layer="layout" svg:width="3.7cm" svg:height="1.5cm" svg:x="10.4cm" svg:y="8.7cm">
          <text:p text:style-name="P1">kolizja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2.15cm" svg:y1="3.5cm" svg:x2="12.25cm" svg:y2="8.7cm" draw:start-shape="id1" draw:start-glue-point="8" draw:end-shape="id3" draw:end-glue-point="4" svg:d="M12150 3500l100 5200" svg:viewBox="0 0 101 5201">
          <text:p text:style-name="P1">hyponymy</text:p>
        </draw:connector>
        <draw:custom-shape draw:style-name="gr1" draw:text-style-name="P1" xml:id="id4" draw:id="id4" draw:layer="layout" svg:width="3.7cm" svg:height="1.5cm" svg:x="15.8cm" svg:y="8.3cm">
          <text:p text:style-name="P1">zderzenie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3.459cm" svg:y1="3.281cm" svg:x2="17.65cm" svg:y2="8.3cm" draw:start-shape="id1" draw:start-glue-point="9" draw:end-shape="id4" draw:end-glue-point="4" svg:d="M13459 3281l4191 5019" svg:viewBox="0 0 4192 5020">
          <text:p text:style-name="P1">hyponymy</text:p>
        </draw:connector>
        <draw:custom-shape draw:style-name="gr4" draw:text-style-name="P1" xml:id="id5" draw:id="id5" draw:layer="layout" svg:width="5.201cm" svg:height="1.5cm" svg:x="9.699cm" svg:y="14cm">
          <text:p text:style-name="P1">kolizja drogowa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2.25cm" svg:y1="10.2cm" svg:x2="12.3cm" svg:y2="14cm" draw:start-shape="id3" draw:start-glue-point="8" draw:end-shape="id5" draw:end-glue-point="4" svg:d="M12250 10200l50 3800" svg:viewBox="0 0 51 3801">
          <text:p text:style-name="P1">hyponymy</text:p>
        </draw:connector>
        <draw:custom-shape draw:style-name="gr5" draw:text-style-name="P1" xml:id="id6" draw:id="id6" draw:layer="layout" svg:width="4.1cm" svg:height="1.5cm" svg:x="19.7cm" svg:y="13.8cm">
          <text:p text:style-name="P1">bezkolizyjny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3.559cm" svg:y1="9.981cm" svg:x2="20.3cm" svg:y2="14.019cm" draw:start-shape="id3" draw:start-glue-point="9" draw:end-shape="id6" draw:end-glue-point="5" svg:d="M13559 9981l6741 4038" svg:viewBox="0 0 6742 4039">
          <text:p text:style-name="P1">derivativeness</text:p>
        </draw:connector>
        <draw:custom-shape draw:style-name="gr2" draw:text-style-name="P1" xml:id="id7" draw:id="id7" draw:layer="layout" svg:width="8.3cm" svg:height="1.5cm" svg:x="20.2cm" svg:y="6.4cm">
          <text:p text:style-name="P1">katastrofa budowlana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4cm" svg:y1="2.75cm" svg:x2="21.415cm" svg:y2="6.619cm" draw:start-shape="id1" draw:start-glue-point="10" draw:end-shape="id7" draw:end-glue-point="5" svg:d="M14000 2750l7415 3869" svg:viewBox="0 0 7416 3870">
          <text:p text:style-name="P1">hyponymy</text:p>
        </draw:connector>
        <draw:custom-shape draw:style-name="gr6" draw:text-style-name="P1" xml:id="id8" draw:id="id8" draw:layer="layout" svg:width="6.4cm" svg:height="1.5cm" svg:x="1.9cm" svg:y="13.5cm">
          <text:p text:style-name="P1">wypadek drogowy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15cm" svg:y1="10.2cm" svg:x2="5.1cm" svg:y2="13.5cm" draw:start-shape="id2" draw:start-glue-point="8" draw:end-shape="id8" draw:end-glue-point="4" svg:d="M5150 10200l-50 3300" svg:viewBox="0 0 51 3301">
          <text:p text:style-name="P1">hyponymy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58:19.340312586</meta:creation-date>
    <dc:date>2019-04-24T17:23:22.006293066</dc:date>
    <meta:editing-duration>PT14M2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